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Migliaia" style:data-style-name="N36"/>
    <style:style style:name="ce3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Migliaia" style:data-style-name="N37"/>
    <style:style style:name="ce9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 style:use-optimal-column-width="true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float" office:value="3579545" table:style-name="ce2">
            <text:p><text:s/>3.579.545<text:s/></text:p>
          </table:table-cell>
          <table:table-cell office:value-type="string" table:style-name="ce3">
            <text:p>Hz</text:p>
          </table:table-cell>
          <table:table-cell table:number-columns-repeated="16382" table:style-name="ce1"/>
        </table:table-row>
        <table:table-row table:style-name="ro2">
          <table:table-cell office:value-type="float" office:value="0.02" table:formula="of:=1/[.F16]" table:style-name="ce1">
            <text:p>0,02</text:p>
          </table:table-cell>
          <table:table-cell office:value-type="string" table:style-name="ce4">
            <text:p>secs</text:p>
          </table:table-cell>
          <table:table-cell office:value-type="string" table:style-name="ce5">
            <text:p>PAL</text:p>
          </table:table-cell>
          <table:table-cell table:number-columns-repeated="16381" table:style-name="ce1"/>
        </table:table-row>
        <table:table-row table:style-name="ro1">
          <table:table-cell table:number-columns-repeated="9" table:style-name="ce1"/>
          <table:table-cell office:value-type="float" office:value="622.07023350694442" table:formula="of:=[.B21]" table:style-name="ce6">
            <text:p>622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4 channels</text:p>
          </table:table-cell>
          <table:table-cell office:value-type="float" office:value="1.5625E-4" table:formula="of:=[.A2]/32/4" table:style-name="ce1">
            <text:p>0,0001562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559.30390625000007" table:formula="of:=[.B4]*[.A1]" table:style-name="ce6">
            <text:p>559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table:number-columns-repeated="7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29" table:formula="of:=[.I6]*[.H6]" table:style-name="ce1">
            <text:p>52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3 channels</text:p>
          </table:table-cell>
          <table:table-cell office:value-type="float" office:value="2.0833333333333335E-4" table:formula="of:=[.A2]/32/3" table:style-name="ce1">
            <text:p>0,000208333</text:p>
          </table:table-cell>
          <table:table-cell table:number-columns-repeated="7"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float" office:value="745.73854166666672" table:formula="of:=[.B7]*[.A1]" table:style-name="ce7">
            <text:p>746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2" table:style-name="ce1">
            <text:p>12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float" office:value="5" table:style-name="ce1">
            <text:p>5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9" table:style-name="ce1"/>
          <table:table-cell office:value-type="float" office:value="11" table:style-name="ce1">
            <text:p>11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float" office:value="18" table:style-name="ce1">
            <text:p>18</text:p>
          </table:table-cell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office:value-type="float" office:value="14" table:style-name="ce1">
            <text:p>14</text:p>
          </table:table-cell>
          <table:table-cell table:number-columns-repeated="16374" table:style-name="ce1"/>
        </table:table-row>
        <table:table-row table:style-name="ro2">
          <table:table-cell office:value-type="float" office:value="3579545" table:style-name="ce2">
            <text:p><text:s/>3.579.545<text:s/></text:p>
          </table:table-cell>
          <table:table-cell office:value-type="string" table:style-name="ce3">
            <text:p>Hz</text:p>
          </table:table-cell>
          <table:table-cell table:number-columns-repeated="2" table:style-name="ce1"/>
          <table:table-cell office:value-type="string" table:style-name="ce1">
            <text:p>TP hex</text:p>
          </table:table-cell>
          <table:table-cell office:value-type="string" office:string-value="8BC" table:formula="of:=DEC2HEX([.F15])" table:style-name="ce4">
            <text:p>8BC</text:p>
          </table:table-cell>
          <table:table-cell office:value-type="string" office:string-value="749" table:formula="of:=DEC2HEX([.G15])" table:style-name="ce4">
            <text:p>749</text:p>
          </table:table-cell>
          <table:table-cell table:number-columns-repeated="2" table:style-name="ce1"/>
          <table:table-cell office:value-type="float" office:value="622" table:formula="of:=SUM([.J5:.J13])" table:style-name="ce5">
            <text:p>622</text:p>
          </table:table-cell>
          <table:table-cell table:style-name="ce1"/>
          <table:table-cell office:value-type="float" office:value="7.0233506944418878E-2" table:formula="of:=[.J3]-[.J14]" table:style-name="ce1">
            <text:p>0,070233507</text:p>
          </table:table-cell>
          <table:table-cell table:number-columns-repeated="16372"/>
        </table:table-row>
        <table:table-row table:style-name="ro2">
          <table:table-cell office:value-type="float" office:value="1.6683333333333331E-2" table:formula="of:=1/[.G16]" table:style-name="ce1">
            <text:p>0,016683333</text:p>
          </table:table-cell>
          <table:table-cell office:value-type="string" table:style-name="ce4">
            <text:p>secs</text:p>
          </table:table-cell>
          <table:table-cell office:value-type="string" table:style-name="ce5">
            <text:p>NTSC</text:p>
          </table:table-cell>
          <table:table-cell table:style-name="ce1"/>
          <table:table-cell office:value-type="string" table:style-name="ce1">
            <text:p>TP</text:p>
          </table:table-cell>
          <table:table-cell office:value-type="float" office:value="2236.2156249999998" table:formula="of:=[.A14]/32/[.F16]-1" table:style-name="ce8">
            <text:p><text:s/>2.236,22<text:s/></text:p>
          </table:table-cell>
          <table:table-cell office:value-type="float" office:value="1865.2107005208331" table:formula="of:=[.A14]/32/[.G16]-1" table:style-name="ce8">
            <text:p><text:s/>1.865,21<text:s/>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Fs</text:p>
          </table:table-cell>
          <table:table-cell office:value-type="float" office:value="50" table:formula="of:=[.F17]" table:style-name="ce8">
            <text:p><text:s/>50,00<text:s/></text:p>
          </table:table-cell>
          <table:table-cell office:value-type="float" office:value="59.940059940059946" table:formula="of:=[.G17]" table:style-name="ce8">
            <text:p><text:s/>59,94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 channels</text:p>
          </table:table-cell>
          <table:table-cell office:value-type="float" office:value="1.3033854166666665E-4" table:formula="of:=[.A15]/32/4" table:style-name="ce1">
            <text:p>0,000130339</text:p>
          </table:table-cell>
          <table:table-cell table:number-columns-repeated="2" table:style-name="ce1"/>
          <table:table-cell office:value-type="string" table:style-name="ce1">
            <text:p>Frame/sec</text:p>
          </table:table-cell>
          <table:table-cell office:value-type="float" office:value="50" table:style-name="ce1">
            <text:p>50</text:p>
          </table:table-cell>
          <table:table-cell office:value-type="float" office:value="59.940059940059946" table:formula="of:=60/1.001" table:style-name="ce1">
            <text:p>59,94005994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378" table:formula="of:=[.I17]*[.H17]" table:style-name="ce1">
            <text:p>3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466.55267513020829" table:formula="of:=[.B17]*[.A14]" table:style-name="ce6">
            <text:p>467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12" table:style-name="ce1">
            <text:p>1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3 channels</text:p>
          </table:table-cell>
          <table:table-cell office:value-type="float" office:value="1.737847222222222E-4" table:formula="of:=[.A15]/32/3" table:style-name="ce1">
            <text:p>0,000173785</text:p>
          </table:table-cell>
          <table:table-cell table:number-columns-repeated="7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float" office:value="622.07023350694442" table:formula="of:=[.B20]*[.A14]" table:style-name="ce7">
            <text:p>622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5 channels</text:p>
          </table:table-cell>
          <table:table-cell office:value-type="float" office:value="1.0427083333333332E-4" table:formula="of:=[.A15]/32/5" table:style-name="ce1">
            <text:p>0,000104271</text:p>
          </table:table-cell>
          <table:table-cell table:number-columns-repeated="7" table:style-name="ce1"/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373.24214010416659" table:formula="of:=[.B23]*[.A14]" table:style-name="ce6">
            <text:p>373</text:p>
          </table:table-cell>
          <table:table-cell office:value-type="string" table:style-name="ce1">
            <text:p>cycles</text:p>
          </table:table-cell>
          <table:table-cell table:number-columns-repeated="6"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1">
          <table:table-cell table:number-columns-repeated="9" table:style-name="ce1"/>
          <table:table-cell office:value-type="float" office:value="466" table:formula="of:=SUM([.J17:.J24])" table:style-name="ce1">
            <text:p>466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string" table:style-name="ce1">
            <text:p>my_ldir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60Hz</text:p>
          </table:table-cell>
          <table:table-cell office:value-type="float" office:value="18" table:style-name="ce5">
            <text:p>18</text:p>
          </table:table-cell>
          <table:table-cell office:value-type="float" office:value="32" table:style-name="ce5">
            <text:p>32</text:p>
          </table:table-cell>
          <table:table-cell table:style-name="ce5"/>
          <table:table-cell office:value-type="float" office:value="576" table:formula="of:=[.E27]*[.D27]" table:style-name="ce5">
            <text:p>576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float" office:value="622.07023350694442" table:formula="of:=[.B21]" table:style-name="ce9">
            <text:p>622</text:p>
          </table:table-cell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" table:formula="of:=[.E28]*[.D28]" table:style-name="ce5">
            <text:p>5</text:p>
          </table:table-cell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office:value-type="float" office:value="8" table:style-name="ce7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29]*[.D29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office:value-type="float" office:value="11" table:style-name="ce5">
            <text:p>1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1" table:formula="of:=[.E30]*[.D30]" table:style-name="ce5">
            <text:p>11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SccReplayerUpdate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33]*[.D33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34]*[.D34]" table:style-name="ce5">
            <text:p>1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1"/>
          <table:table-cell office:value-type="float" office:value="622" table:formula="of:=SUM([.G27:.G34])" table:style-name="ce1">
            <text:p>62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1">
            <text:p>50Hz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8" table:formula="of:=[.E38]*[.D38]" table:style-name="ce5">
            <text:p>1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office:value-type="float" office:value="745.73854166666672" table:formula="of:=[.B8]" table:style-name="ce9">
            <text:p>746</text:p>
          </table:table-cell>
          <table:table-cell office:value-type="float" office:value="23" table:formula="of:=18+5" table:style-name="ce1">
            <text:p>23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483" table:formula="of:=[.E39]*[.D39]" table:style-name="ce5">
            <text:p>483</text:p>
          </table:table-cell>
          <table:table-cell table:style-name="ce1"/>
          <table:table-cell table:style-name="ce6"/>
          <table:table-cell table:number-columns-repeated="16375"/>
        </table:table-row>
        <table:table-row table:style-name="ro2">
          <table:table-cell table:number-columns-repeated="2"/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98" table:formula="of:=[.E40]*[.D40]" table:style-name="ce5">
            <text:p>19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" table:formula="of:=[.E41]*[.D41]" table:style-name="ce5">
            <text:p>5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8" table:style-name="ce7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42]*[.D42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2" table:formula="of:=[.E43]*[.D43]" table:style-name="ce5">
            <text:p>12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SccReplayerUpdate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45]*[.D45]" table:style-name="ce5">
            <text:p>8</text:p>
          </table:table-cell>
          <table:table-cell table:number-columns-repeated="16377" table:style-name="ce1"/>
        </table:table-row>
        <table:table-row table:style-name="ro2">
          <table:table-cell table:number-columns-repeated="2"/>
          <table:table-cell table:style-name="ce1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46]*[.D46]" table:style-name="ce5">
            <text:p>14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repeated="4" table:style-name="ce1"/>
          <table:table-cell office:value-type="float" office:value="746" table:formula="of:=SUM([.G38:.G46])" table:style-name="ce5">
            <text:p>746</text:p>
          </table:table-cell>
          <table:table-cell office:value-type="float" office:value="-0.26145833333328028" table:formula="of:=[.C39]-[.G48]" table:style-name="ce6">
            <text:p>0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1" table:style-name="ce5">
            <text:p>1</text:p>
          </table:table-cell>
          <table:table-cell table:style-name="ce1"/>
          <table:table-cell office:value-type="float" office:value="18" table:formula="of:=[.E51]*[.D51]" table:style-name="ce5">
            <text:p>1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1" table:formula="of:=[.E52]*[.D52]" table:style-name="ce5">
            <text:p>11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368" table:formula="of:=[.E53]*[.D53]" table:style-name="ce5">
            <text:p>36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" table:formula="of:=[.E54]*[.D54]" table:style-name="ce5">
            <text:p>1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70" table:formula="of:=[.E55]*[.D55]" table:style-name="ce5">
            <text:p>270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5" table:formula="of:=[.E56]*[.D56]" table:style-name="ce5">
            <text:p>5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8" table:style-name="ce7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57]*[.D57]" table:style-name="ce5">
            <text:p>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58]*[.D58]" table:style-name="ce5">
            <text:p>14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2" table:formula="of:=[.E59]*[.D59]" table:style-name="ce5">
            <text:p>12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SccReplayerUpdate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8" table:formula="of:=[.E61]*[.D61]" table:style-name="ce5">
            <text:p>8</text:p>
          </table:table-cell>
          <table:table-cell table:number-columns-repeated="16377"/>
        </table:table-row>
        <table:table-row table:style-name="ro2">
          <table:table-cell table:number-columns-repeated="3"/>
          <table:table-cell office:value-type="float" office:value="14" table:style-name="ce5">
            <text:p>1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4" table:formula="of:=[.E62]*[.D62]" table:style-name="ce5">
            <text:p>14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3" table:style-name="ce1"/>
          <table:table-cell office:value-type="float" office:value="746" table:formula="of:=SUM([.G51:.G62])" table:style-name="ce1">
            <text:p>746</text:p>
          </table:table-cell>
          <table:table-cell table:number-columns-repeated="16377"/>
        </table:table-row>
        <table:table-row table:style-name="ro1">
          <table:table-cell table:number-columns-repeated="3"/>
          <table:table-cell table:number-columns-repeated="3" table:style-name="ce1"/>
          <table:table-cell office:value-type="float" office:value="0" table:formula="of:=[.G48]-[.G63]" table:style-name="ce1">
            <text:p>0</text:p>
          </table:table-cell>
          <table:table-cell table:number-columns-repeated="16377"/>
        </table:table-row>
        <table:table-row table:number-rows-repeated="1048512" table:style-name="ro1">
          <table:table-cell table:number-columns-repeated="16384"/>
        </table:table-row>
      </table:table>
      <table:table table:name="Foglio2" table:style-name="ta2">
        <table:table-column table:style-name="co6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Timing replayer 3 canali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576" table:formula="of:=[.B4]*[.A4]" table:style-name="ce1">
            <text:p>576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formula="of:=[.B5]*[.A5]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B6]*[.A6]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1" table:formula="of:=[.B7]*[.A7]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[.B8]*[.A8]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4" table:formula="of:=[.B9]*[.A9]" table:style-name="ce1">
            <text:p>1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622" table:formula="of:=SUM([.C4:.C9])" table:style-name="ce1">
            <text:p>622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  <table:table table:name="Foglio3" table:style-name="ta2">
        <table:table-column table:style-name="co3" table:default-cell-style-name="ce1"/>
        <table:table-column table:style-name="co6" table:number-columns-repeated="16383" table:default-cell-style-name="ce1"/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string" table:style-name="ce1">
            <text:p>ragozini/roman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string" table:style-name="ce1">
            <text:p>ragozini/covin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string" table:style-name="ce1">
            <text:p>valeri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string" table:style-name="ce1">
            <text:p>diego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castaldo/pisani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string" table:style-name="ce1">
            <text:p>landolfi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17" table:formula="of:=SUM([.C1:.C6])" table:style-name="ce1">
            <text:p>17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igliai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Ragozini</dc:creator>
    <meta:creation-date>2015-11-30T23:40:25Z</meta:creation-date>
    <dc:date>2018-02-03T11:13:35Z</dc:date>
    <meta:editing-cycles>6</meta:editing-cycles>
    <meta:editing-duration>PT2072S</meta:editing-duration>
  </office:meta>
</office:document-meta>
</file>